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3.2385cm"/>
    </style:style>
    <style:style style:name="co6" style:family="table-column">
      <style:table-column-properties fo:break-before="auto" style:column-width="1.9685cm"/>
    </style:style>
    <style:style style:name="co7" style:family="table-column">
      <style:table-column-properties fo:break-before="auto" style:column-width="1.88383333333333cm"/>
    </style:style>
    <style:style style:name="co8" style:family="table-column">
      <style:table-column-properties fo:break-before="auto" style:column-width="2.07433333333333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4.127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3" table:default-cell-style-name="ce1"/>
        <table:table-column table:style-name="co11" table:default-cell-style-name="ce1"/>
        <table:table-column table:style-name="co10" table:number-columns-repeated="16359" table:default-cell-style-name="ce1"/>
        <table:table-row table:style-name="ro1">
          <table:table-cell office:value-type="string" table:number-columns-spanned="10" table:number-rows-spanned="1" table:style-name="ce4">
            <text:p>esec1=( Reato=5, età=40, precedenti_penali=2) esec2=(1,60,3) esec3(4,17,1) esec4(6,25,0) esec5(8,36,3)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style-name="ce1">
            <text:p>Classificatore</text:p>
          </table:table-cell>
          <table:table-cell office:value-type="string" table:style-name="ce1">
            <text:p>media esec1</text:p>
          </table:table-cell>
          <table:table-cell office:value-type="string" table:style-name="ce1">
            <text:p>media esec2</text:p>
          </table:table-cell>
          <table:table-cell office:value-type="string" table:style-name="ce1">
            <text:p>media esec3</text:p>
          </table:table-cell>
          <table:table-cell office:value-type="string" table:style-name="ce1">
            <text:p>media esec4</text:p>
          </table:table-cell>
          <table:table-cell office:value-type="string" table:style-name="ce1">
            <text:p>media esec5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Media P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4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Media R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Media F1-score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lbero di decisione</text:p>
          </table:table-cell>
          <table:table-cell office:value-type="float" office:value="0.98" table:style-name="ce2">
            <text:p>0,98</text:p>
          </table:table-cell>
          <table:table-cell office:value-type="float" office:value="0.97" table:style-name="ce2">
            <text:p>0,97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7799999999999998" table:formula="of:=AVERAGE([.B3:.F3])" table:style-name="ce3">
            <text:p>0,9780</text:p>
          </table:table-cell>
          <table:table-cell office:value-type="float" office:value="0.97660000000000002" table:style-name="ce3">
            <text:p>0,9766</text:p>
          </table:table-cell>
          <table:table-cell office:value-type="float" office:value="0.99329999999999996" table:style-name="ce3">
            <text:p>0,9933</text:p>
          </table:table-cell>
          <table:table-cell office:value-type="float" office:value="0.95330000000000004" table:style-name="ce3">
            <text:p>0,9533</text:p>
          </table:table-cell>
          <table:table-cell office:value-type="float" office:value="0.95" table:style-name="ce3">
            <text:p>0,9500</text:p>
          </table:table-cell>
          <table:table-cell office:value-type="float" office:value="0.9466" table:style-name="ce3">
            <text:p>0,9466</text:p>
          </table:table-cell>
          <table:table-cell office:value-type="float" office:value="0.96395999999999993" table:formula="of:=AVERAGE([.H3:.L3])" table:style-name="ce3">
            <text:p>0,9640</text:p>
          </table:table-cell>
          <table:table-cell office:value-type="float" office:value="0.92659999999999998" table:style-name="ce3">
            <text:p>0,9266</text:p>
          </table:table-cell>
          <table:table-cell office:value-type="float" office:value="0.95330000000000004" table:style-name="ce3">
            <text:p>0,9533</text:p>
          </table:table-cell>
          <table:table-cell office:value-type="float" office:value="0.99329999999999996" table:style-name="ce3">
            <text:p>0,9933</text:p>
          </table:table-cell>
          <table:table-cell office:value-type="float" office:value="0.93330000000000002" table:style-name="ce3">
            <text:p>0,9333</text:p>
          </table:table-cell>
          <table:table-cell office:value-type="float" office:value="0.93659999999999999" table:style-name="ce3">
            <text:p>0,9366</text:p>
          </table:table-cell>
          <table:table-cell office:value-type="float" office:value="0.94862000000000002" table:formula="of:=AVERAGE([.N3:.R3])" table:style-name="ce3">
            <text:p>0,9486</text:p>
          </table:table-cell>
          <table:table-cell office:value-type="float" office:value="0.95" table:style-name="ce3">
            <text:p>0,9500</text:p>
          </table:table-cell>
          <table:table-cell office:value-type="float" office:value="0.97330000000000005" table:style-name="ce3">
            <text:p>0,9733</text:p>
          </table:table-cell>
          <table:table-cell office:value-type="float" office:value="0.97330000000000005" table:style-name="ce3">
            <text:p>0,9733</text:p>
          </table:table-cell>
          <table:table-cell office:value-type="float" office:value="0.94" table:style-name="ce3">
            <text:p>0,9400</text:p>
          </table:table-cell>
          <table:table-cell office:value-type="float" office:value="0.94" table:style-name="ce3">
            <text:p>0,9400</text:p>
          </table:table-cell>
          <table:table-cell office:value-type="float" office:value="0.95532000000000006" table:formula="of:=AVERAGE([.T3:.X3])" table:style-name="ce3">
            <text:p>0,955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NN</text:p>
          </table:table-cell>
          <table:table-cell office:value-type="float" office:value="0.85" table:style-name="ce2">
            <text:p>0,85</text:p>
          </table:table-cell>
          <table:table-cell office:value-type="float" office:value="0.84" table:style-name="ce2">
            <text:p>0,84</text:p>
          </table:table-cell>
          <table:table-cell office:value-type="float" office:value="0.84" table:style-name="ce2">
            <text:p>0,84</text:p>
          </table:table-cell>
          <table:table-cell office:value-type="float" office:value="0.85" table:style-name="ce2">
            <text:p>0,85</text:p>
          </table:table-cell>
          <table:table-cell office:value-type="float" office:value="0.84" table:style-name="ce2">
            <text:p>0,84</text:p>
          </table:table-cell>
          <table:table-cell office:value-type="float" office:value="0.84399999999999997" table:formula="of:=AVERAGE([.B4:.F4])" table:style-name="ce3">
            <text:p>0,8440</text:p>
          </table:table-cell>
          <table:table-cell office:value-type="float" office:value="0.72330000000000005" table:style-name="ce3">
            <text:p>0,7233</text:p>
          </table:table-cell>
          <table:table-cell office:value-type="float" office:value="0.72" table:style-name="ce3">
            <text:p>0,7200</text:p>
          </table:table-cell>
          <table:table-cell office:value-type="float" office:value="0.75" table:style-name="ce3">
            <text:p>0,7500</text:p>
          </table:table-cell>
          <table:table-cell office:value-type="float" office:value="0.8" table:style-name="ce3">
            <text:p>0,8000</text:p>
          </table:table-cell>
          <table:table-cell office:value-type="float" office:value="0.78659999999999997" table:style-name="ce3">
            <text:p>0,7866</text:p>
          </table:table-cell>
          <table:table-cell office:value-type="float" office:value="0.75597999999999987" table:formula="of:=AVERAGE([.H4:.L4])" table:style-name="ce3">
            <text:p>0,7560</text:p>
          </table:table-cell>
          <table:table-cell office:value-type="float" office:value="0.83330000000000004" table:style-name="ce3">
            <text:p>0,8333</text:p>
          </table:table-cell>
          <table:table-cell office:value-type="float" office:value="0.85" table:style-name="ce3">
            <text:p>0,8500</text:p>
          </table:table-cell>
          <table:table-cell office:value-type="float" office:value="0.66659999999999997" table:style-name="ce3">
            <text:p>0,6666</text:p>
          </table:table-cell>
          <table:table-cell office:value-type="float" office:value="0.83660000000000001" table:style-name="ce3">
            <text:p>0,8366</text:p>
          </table:table-cell>
          <table:table-cell office:value-type="float" office:value="0.76329999999999998" table:style-name="ce3">
            <text:p>0,7633</text:p>
          </table:table-cell>
          <table:table-cell office:value-type="float" office:value="0.78996" table:formula="of:=AVERAGE([.N4:.R4])" table:style-name="ce3">
            <text:p>0,7900</text:p>
          </table:table-cell>
          <table:table-cell office:value-type="float" office:value="0.76659999999999995" table:style-name="ce3">
            <text:p>0,7666</text:p>
          </table:table-cell>
          <table:table-cell office:value-type="float" office:value="0.73" table:style-name="ce3">
            <text:p>0,7300</text:p>
          </table:table-cell>
          <table:table-cell office:value-type="float" office:value="0.64929999999999999" table:style-name="ce3">
            <text:p>0,6493</text:p>
          </table:table-cell>
          <table:table-cell office:value-type="float" office:value="0.81330000000000002" table:style-name="ce3">
            <text:p>0,8133</text:p>
          </table:table-cell>
          <table:table-cell office:value-type="float" office:value="0.77" table:style-name="ce3">
            <text:p>0,7700</text:p>
          </table:table-cell>
          <table:table-cell office:value-type="float" office:value="0.74584000000000006" table:formula="of:=AVERAGE([.T4:.X4])" table:style-name="ce3">
            <text:p>0,745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MLP</text:p>
          </table:table-cell>
          <table:table-cell office:value-type="float" office:value="0.77" table:style-name="ce2">
            <text:p>0,77</text:p>
          </table:table-cell>
          <table:table-cell office:value-type="float" office:value="0.76" table:style-name="ce2">
            <text:p>0,76</text:p>
          </table:table-cell>
          <table:table-cell office:value-type="float" office:value="0.75" table:style-name="ce2">
            <text:p>0,75</text:p>
          </table:table-cell>
          <table:table-cell office:value-type="float" office:value="0.75" table:style-name="ce2">
            <text:p>0,75</text:p>
          </table:table-cell>
          <table:table-cell office:value-type="float" office:value="0.75" table:style-name="ce2">
            <text:p>0,75</text:p>
          </table:table-cell>
          <table:table-cell office:value-type="float" office:value="0.75600000000000001" table:formula="of:=AVERAGE([.B5:.F5])" table:style-name="ce3">
            <text:p>0,7560</text:p>
          </table:table-cell>
          <table:table-cell office:value-type="float" office:value="0.41" table:style-name="ce3">
            <text:p>0,4100</text:p>
          </table:table-cell>
          <table:table-cell office:value-type="float" office:value="0.64" table:style-name="ce3">
            <text:p>0,6400</text:p>
          </table:table-cell>
          <table:table-cell office:value-type="float" office:value="0.83330000000000004" table:style-name="ce3">
            <text:p>0,8333</text:p>
          </table:table-cell>
          <table:table-cell office:value-type="float" office:value="0.54" table:style-name="ce3">
            <text:p>0,5400</text:p>
          </table:table-cell>
          <table:table-cell office:value-type="float" office:value="0.57999999999999996" table:style-name="ce3">
            <text:p>0,5800</text:p>
          </table:table-cell>
          <table:table-cell office:value-type="float" office:value="0.60066000000000008" table:formula="of:=AVERAGE([.H5:.L5])" table:style-name="ce3">
            <text:p>0,6007</text:p>
          </table:table-cell>
          <table:table-cell office:value-type="float" office:value="0.4466" table:style-name="ce3">
            <text:p>0,4466</text:p>
          </table:table-cell>
          <table:table-cell office:value-type="float" office:value="0.81330000000000002" table:style-name="ce3">
            <text:p>0,8133</text:p>
          </table:table-cell>
          <table:table-cell office:value-type="float" office:value="0.69" table:style-name="ce3">
            <text:p>0,6900</text:p>
          </table:table-cell>
          <table:table-cell office:value-type="float" office:value="0.80330000000000001" table:style-name="ce3">
            <text:p>0,8033</text:p>
          </table:table-cell>
          <table:table-cell office:value-type="float" office:value="0.74329999999999996" table:style-name="ce3">
            <text:p>0,7433</text:p>
          </table:table-cell>
          <table:table-cell office:value-type="float" office:value="0.69930000000000003" table:formula="of:=AVERAGE([.N5:.R5])" table:style-name="ce3">
            <text:p>0,6993</text:p>
          </table:table-cell>
          <table:table-cell office:value-type="float" office:value="0.42659999999999998" table:style-name="ce3">
            <text:p>0,4266</text:p>
          </table:table-cell>
          <table:table-cell office:value-type="float" office:value="0.69" table:style-name="ce3">
            <text:p>0,6900</text:p>
          </table:table-cell>
          <table:table-cell office:value-type="float" office:value="0.74333000000000005" table:style-name="ce3">
            <text:p>0,7433</text:p>
          </table:table-cell>
          <table:table-cell office:value-type="float" office:value="0.59330000000000005" table:style-name="ce3">
            <text:p>0,5933</text:p>
          </table:table-cell>
          <table:table-cell office:value-type="float" office:value="0.61660000000000004" table:style-name="ce3">
            <text:p>0,6166</text:p>
          </table:table-cell>
          <table:table-cell office:value-type="float" office:value="0.61396600000000001" table:formula="of:=AVERAGE([.T5:.X5])" table:style-name="ce3">
            <text:p>0,614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radientBoostingClassifier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8" table:style-name="ce2">
            <text:p>0,98</text:p>
          </table:table-cell>
          <table:table-cell office:value-type="float" office:value="0.98000000000000009" table:formula="of:=AVERAGE([.B6:.F6])" table:style-name="ce3">
            <text:p>0,9800</text:p>
          </table:table-cell>
          <table:table-cell office:value-type="float" office:value="0.92659999999999998" table:style-name="ce3">
            <text:p>0,9266</text:p>
          </table:table-cell>
          <table:table-cell office:value-type="float" office:value="0.98329999999999995" table:style-name="ce3">
            <text:p>0,9833</text:p>
          </table:table-cell>
          <table:table-cell office:value-type="float" office:value="0.96599999999999997" table:style-name="ce3">
            <text:p>0,9660</text:p>
          </table:table-cell>
          <table:table-cell office:value-type="float" office:value="0.98329999999999995" table:style-name="ce3">
            <text:p>0,9833</text:p>
          </table:table-cell>
          <table:table-cell office:value-type="float" office:value="0.96330000000000005" table:style-name="ce3">
            <text:p>0,9633</text:p>
          </table:table-cell>
          <table:table-cell office:value-type="float" office:value="0.96449999999999991" table:formula="of:=AVERAGE([.H6:.L6])" table:style-name="ce3">
            <text:p>0,9645</text:p>
          </table:table-cell>
          <table:table-cell office:value-type="float" office:value="1" table:style-name="ce3">
            <text:p>1,0000</text:p>
          </table:table-cell>
          <table:table-cell office:value-type="float" office:value="0.96330000000000005" table:style-name="ce3">
            <text:p>0,9633</text:p>
          </table:table-cell>
          <table:table-cell office:value-type="float" office:value="0.96599999999999997" table:style-name="ce3">
            <text:p>0,9660</text:p>
          </table:table-cell>
          <table:table-cell office:value-type="float" office:value="0.88660000000000005" table:style-name="ce3">
            <text:p>0,8866</text:p>
          </table:table-cell>
          <table:table-cell office:value-type="float" office:value="0.99329999999999996" table:style-name="ce3">
            <text:p>0,9933</text:p>
          </table:table-cell>
          <table:table-cell office:value-type="float" office:value="0.96183999999999992" table:formula="of:=AVERAGE([.N6:.R6])" table:style-name="ce3">
            <text:p>0,9618</text:p>
          </table:table-cell>
          <table:table-cell office:value-type="float" office:value="1" table:style-name="ce3">
            <text:p>1,0000</text:p>
          </table:table-cell>
          <table:table-cell office:value-type="float" office:value="0.97330000000000005" table:style-name="ce3">
            <text:p>0,9733</text:p>
          </table:table-cell>
          <table:table-cell office:value-type="float" office:value="0.96330000000000005" table:style-name="ce3">
            <text:p>0,9633</text:p>
          </table:table-cell>
          <table:table-cell office:value-type="float" office:value="0.92" table:style-name="ce3">
            <text:p>0,9200</text:p>
          </table:table-cell>
          <table:table-cell office:value-type="float" office:value="0.97660000000000002" table:style-name="ce3">
            <text:p>0,9766</text:p>
          </table:table-cell>
          <table:table-cell office:value-type="float" office:value="0.96664000000000017" table:formula="of:=AVERAGE([.T6:.X6])" table:style-name="ce3">
            <text:p>0,966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aive Bayes</text:p>
          </table:table-cell>
          <table:table-cell office:value-type="float" office:value="0.8" table:style-name="ce2">
            <text:p>0,80</text:p>
          </table:table-cell>
          <table:table-cell office:value-type="float" office:value="0.81" table:style-name="ce2">
            <text:p>0,81</text:p>
          </table:table-cell>
          <table:table-cell office:value-type="float" office:value="0.81" table:style-name="ce2">
            <text:p>0,81</text:p>
          </table:table-cell>
          <table:table-cell office:value-type="float" office:value="0.8" table:style-name="ce2">
            <text:p>0,80</text:p>
          </table:table-cell>
          <table:table-cell office:value-type="float" office:value="0.8" table:style-name="ce2">
            <text:p>0,80</text:p>
          </table:table-cell>
          <table:table-cell office:value-type="float" office:value="0.80399999999999994" table:formula="of:=AVERAGE([.B7:.F7])" table:style-name="ce3">
            <text:p>0,8040</text:p>
          </table:table-cell>
          <table:table-cell office:value-type="float" office:value="0.79330000000000001" table:style-name="ce3">
            <text:p>0,7933</text:p>
          </table:table-cell>
          <table:table-cell office:value-type="float" office:value="0.82" table:style-name="ce3">
            <text:p>0,8200</text:p>
          </table:table-cell>
          <table:table-cell office:value-type="float" office:value="0.6966" table:style-name="ce3">
            <text:p>0,6966</text:p>
          </table:table-cell>
          <table:table-cell office:value-type="float" office:value="0.73329999999999995" table:style-name="ce3">
            <text:p>0,7333</text:p>
          </table:table-cell>
          <table:table-cell office:value-type="float" office:value="0.79659999999999997" table:style-name="ce3">
            <text:p>0,7966</text:p>
          </table:table-cell>
          <table:table-cell office:value-type="float" office:value="0.76795999999999986" table:formula="of:=AVERAGE([.H7:.L7])" table:style-name="ce3">
            <text:p>0,7680</text:p>
          </table:table-cell>
          <table:table-cell office:value-type="float" office:value="0.82330000000000003" table:style-name="ce3">
            <text:p>0,8233</text:p>
          </table:table-cell>
          <table:table-cell office:value-type="float" office:value="0.77659999999999996" table:style-name="ce3">
            <text:p>0,7766</text:p>
          </table:table-cell>
          <table:table-cell office:value-type="float" office:value="0.68" table:style-name="ce3">
            <text:p>0,6800</text:p>
          </table:table-cell>
          <table:table-cell office:value-type="float" office:value="0.76200000000000001" table:style-name="ce3">
            <text:p>0,7620</text:p>
          </table:table-cell>
          <table:table-cell office:value-type="float" office:value="0.75660000000000005" table:style-name="ce3">
            <text:p>0,7566</text:p>
          </table:table-cell>
          <table:table-cell office:value-type="float" office:value="0.75970000000000004" table:formula="of:=AVERAGE([.N7:.R7])" table:style-name="ce3">
            <text:p>0,7597</text:p>
          </table:table-cell>
          <table:table-cell office:value-type="float" office:value="0.80659999999999998" table:style-name="ce3">
            <text:p>0,8066</text:p>
          </table:table-cell>
          <table:table-cell office:value-type="float" office:value="0.79659999999999997" table:style-name="ce3">
            <text:p>0,7966</text:p>
          </table:table-cell>
          <table:table-cell office:value-type="float" office:value="0.68330000000000002" table:style-name="ce3">
            <text:p>0,6833</text:p>
          </table:table-cell>
          <table:table-cell office:value-type="float" office:value="0.73" table:style-name="ce3">
            <text:p>0,7300</text:p>
          </table:table-cell>
          <table:table-cell office:value-type="float" office:value="0.77659999999999996" table:style-name="ce3">
            <text:p>0,7766</text:p>
          </table:table-cell>
          <table:table-cell office:value-type="float" office:value="0.75861999999999996" table:formula="of:=AVERAGE([.T7:.X7])" table:style-name="ce3">
            <text:p>0,7586</text:p>
          </table:table-cell>
          <table:table-cell table:number-columns-repeated="16359"/>
        </table:table-row>
        <table:table-row table:style-name="ro1">
          <table:table-cell table:number-columns-repeated="7" table:style-name="ce1"/>
          <table:table-cell table:number-columns-repeated="18" table:style-name="ce3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">
            <draw:frame draw:z-index="2" draw:id="id1" draw:style-name="a1" draw:name="Grafico 4" svg:x="0.69815in" svg:y="0.18791in" svg:width="6.95977in" svg:height="4.4787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style-name="ro1">
          <table:table-cell table:style-name="ce1">
            <draw:frame draw:z-index="1" draw:id="id0" draw:style-name="a0" draw:name="Grafico 4" svg:x="2.03811in" svg:y="0.00404in" svg:width="7.37782in" svg:height="4.5651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32" table:style-name="ce1"/>
          <table:table-cell table:style-name="ce1">
            <draw:frame draw:z-index="4" draw:id="id3" draw:style-name="a3" draw:name="Grafico 6" svg:x="0.05952in" svg:y="0.18651in" svg:width="6.39683in" svg:height="4.2301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1"/>
        </table:table-row>
        <table:table-row table:style-name="ro1">
          <table:table-cell table:number-columns-repeated="21" table:style-name="ce1"/>
          <table:table-cell table:style-name="ce1">
            <draw:frame draw:z-index="3" draw:id="id2" draw:style-name="a2" draw:name="Grafico 5" svg:x="0.50412in" svg:y="0.0072in" svg:width="7.39866in" svg:height="4.0360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2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cision <text:s text:c="3"/>recall <text:s/>f1-score <text:s text:c="2"/>suppor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11"/>1 <text:s text:c="6"/>0.86 <text:s text:c="5"/>1.00 <text:s text:c="5"/>0.92 <text:s text:c="7"/>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1"/>2 <text:s text:c="6"/>1.00 <text:s text:c="5"/>0.98 <text:s text:c="5"/>0.99 <text:s text:c="7"/>8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11"/>3 <text:s text:c="6"/>1.00 <text:s text:c="5"/>1.00 <text:s text:c="5"/>1.00 <text:s text:c="7"/>2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accuracy <text:s text:c="26"/>0.98 <text:s text:c="6"/>12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3"/>macro avg <text:s text:c="6"/>0.95 <text:s text:c="5"/>0.99 <text:s text:c="5"/>0.97 <text:s text:c="6"/>12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weighted avg <text:s text:c="6"/>0.99 <text:s text:c="5"/>0.98 <text:s text:c="5"/>0.98 <text:s text:c="6"/>121</text:p>
          </table:table-cell>
          <table:table-cell table:number-columns-repeated="16382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iki Riviello</meta:initial-creator>
    <dc:creator>Miki Riviello</dc:creator>
    <meta:creation-date>2022-06-14T08:29:49Z</meta:creation-date>
    <dc:date>2022-06-15T09:07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687874015748pt" svg:width="531.2029921259842pt" chart:style-name="Crt0">
        <chart:title chart:style-name="CT00">
          <text:p text:style-name="a0" text:class-names="" text:cond-style-name="">Media accuratezze k-fold</text:p>
        </chart:title>
        <chart:plot-area chart:style-name="Plt0" dr3d:transform="matrix (0.99564446382742022 -2.9808720977665504E-2 -8.8337657901283395E-2 3.683342884450494E-2 0.99619477459360894 7.8989047291029485E-2 8.5646950730106197E-2 -8.189878647491336E-2 0.99295376962100912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2:.$A$7"/>
          </chart:axis>
          <chart:axis chart:dimension="z" chart:name="primary-z" chart:style-name="Axs1"/>
          <chart:series chart:values-cell-range-address="Foglio1.$G$3:.$G$7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2.4707086614173pt" svg:width="501.1033858267716pt" chart:style-name="Crt0">
        <chart:title chart:style-name="CT00">
          <text:p text:style-name="a0" text:class-names="" text:cond-style-name="">Media Pecision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:.$A$7"/>
          </chart:axis>
          <chart:axis chart:dimension="z" chart:name="primary-z" chart:style-name="Axs1"/>
          <chart:series chart:values-cell-range-address="Foglio1.$M$3:.$M$7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0.5926771653543pt" svg:width="532.703464566929pt" chart:style-name="Crt0">
        <chart:title chart:style-name="CT00">
          <text:p text:style-name="a0" text:class-names="" text:cond-style-name="">Media Recall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:.$A$7"/>
          </chart:axis>
          <chart:axis chart:dimension="z" chart:name="primary-z" chart:style-name="Axs1"/>
          <chart:series chart:values-cell-range-address="Foglio1.$S$3:.$S$7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04.5714960629921pt" svg:width="460.5717322834645pt" chart:style-name="Crt0">
        <chart:title chart:style-name="CT00">
          <text:p text:style-name="a0" text:class-names="" text:cond-style-name="">Media f1-score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A$3:.$A$7"/>
          </chart:axis>
          <chart:axis chart:dimension="z" chart:name="primary-z" chart:style-name="Axs1"/>
          <chart:series chart:values-cell-range-address="Foglio1.$Y$3:.$Y$7" chart:class="chart:bar" chart:attached-axis="primary-y" chart:style-name="G0S0">
            <chart:data-point chart:repeated="5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